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c75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c75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c75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c75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c75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c75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c75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c75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c75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c75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c75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c75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c75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c75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c75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c75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c75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uardo Alejandro Orta Gòm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055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sibel Gòmez Guev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568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5.8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9" meta:non-whitespace-character-count="993"/>
    <meta:template xlink:type="simple" xlink:actuate="onRequest" xlink:title="Normal" xlink:href=""/>
  </office:meta>
</office:document-meta>
</file>